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29cm" fo:min-width="1.488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7cm" fo:min-width="2.114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7cm" fo:min-width="2.047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7cm" fo:min-width="2.0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2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8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fo:font-size="11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fo:font-size="1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88cm" svg:height="0.679cm" svg:x="2.002cm" svg:y="2.517cm">
          <draw:text-box>
            <text:p><text:span text:style-name="T1">template</text:span></text:p>
          </draw:text-box>
        </draw:frame>
        <draw:frame draw:style-name="gr2" draw:text-style-name="P1" xml:id="id2" draw:id="id2" draw:layer="layout" svg:width="2.614cm" svg:height="1.107cm" svg:x="1.502cm" svg:y="4.917cm">
          <draw:text-box>
            <text:p><text:span text:style-name="T1">master copy</text:span></text:p>
            <text:p><text:span text:style-name="T1">of lesson A</text:span></text:p>
          </draw:text-box>
        </draw:frame>
        <draw:frame draw:style-name="gr3" draw:text-style-name="P1" draw:layer="layout" svg:width="2.547cm" svg:height="1.107cm" svg:x="9.202cm" svg:y="4.917cm">
          <draw:text-box>
            <text:p><text:span text:style-name="T1">user X copy</text:span></text:p>
            <text:p><text:span text:style-name="T1">of lesson A</text:span></text:p>
          </draw:text-box>
        </draw:frame>
        <draw:frame draw:style-name="gr4" draw:text-style-name="P3" xml:id="id1" draw:id="id1" draw:layer="layout" svg:width="4.016cm" svg:height="1.107cm" svg:x="8.502cm" svg:y="8.918cm">
          <draw:text-box>
            <text:p text:style-name="P2"><text:span text:style-name="T1">user X desktop copy</text:span></text:p>
            <text:p text:style-name="P2"><text:span text:style-name="T1">of lesson A</text:span></text:p>
          </draw:text-box>
        </draw:frame>
        <draw:frame draw:style-name="gr5" draw:text-style-name="P4" draw:layer="layout" svg:width="2.784cm" svg:height="0.679cm" svg:x="1.196cm" svg:y="1.18cm">
          <draw:text-box>
            <text:p><text:span text:style-name="T2">swcarpentry</text:span></text:p>
          </draw:text-box>
        </draw:frame>
        <draw:frame draw:style-name="gr6" draw:text-style-name="P4" draw:layer="layout" svg:width="1.687cm" svg:height="0.679cm" svg:x="9.696cm" svg:y="1.18cm">
          <draw:text-box>
            <text:p><text:span text:style-name="T2">user X</text:span></text:p>
          </draw:text-box>
        </draw:frame>
        <draw:connector draw:style-name="gr7" draw:text-style-name="P5" draw:layer="layout" svg:x1="8.502cm" svg:y1="9.471cm" svg:x2="2.809cm" svg:y2="6.024cm" draw:start-shape="id1" draw:start-glue-point="3" draw:end-shape="id2" draw:end-glue-point="2" svg:d="M8502 9471h-5693v-3447" svg:viewBox="0 0 5694 3448">
          <text:p/>
        </draw:connector>
        <draw:line draw:style-name="gr7" draw:text-style-name="P5" draw:layer="layout" svg:x1="8.465cm" svg:y1="8.91cm" svg:x2="4.025cm" svg:y2="3.178cm">
          <text:p/>
        </draw:line>
        <draw:frame draw:style-name="gr8" draw:text-style-name="P7" draw:layer="layout" svg:width="2.263cm" svg:height="0.721cm" svg:x="4.257cm" svg:y="9.865cm">
          <draw:text-box>
            <text:p text:style-name="P6">upstream</text:p>
          </draw:text-box>
        </draw:frame>
        <draw:frame draw:style-name="gr8" draw:text-style-name="P7" draw:layer="layout" svg:width="2.123cm" svg:height="0.721cm" svg:x="4.258cm" svg:y="6.766cm">
          <draw:text-box>
            <text:p text:style-name="P6">template</text:p>
          </draw:text-box>
        </draw:frame>
        <draw:frame draw:style-name="gr8" draw:text-style-name="P7" draw:layer="layout" svg:width="1.535cm" svg:height="0.721cm" svg:x="10.859cm" svg:y="6.944cm">
          <draw:text-box>
            <text:p text:style-name="P6">origin</text:p>
          </draw:text-box>
        </draw:frame>
        <draw:line draw:style-name="gr7" draw:text-style-name="P5" draw:layer="layout" svg:x1="10.432cm" svg:y1="8.91cm" svg:x2="10.432cm" svg:y2="5.9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05:21:45.090858000</meta:creation-date>
    <dc:date>2016-05-09T05:42:05.698672000</dc:date>
    <meta:editing-duration>PT16M44S</meta:editing-duration>
    <meta:editing-cycles>4</meta:editing-cycles>
    <meta:generator>LibreOffice/4.4.2.2$MacOSX_X86_64 LibreOffice_project/c4c7d32d0d49397cad38d62472b0bc8acff48dd6</meta:generator>
    <meta:document-statistic meta:object-count="12"/>
  </office:meta>
</office:document-meta>
</file>